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2.0555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3598in" svg:height="10.3268in" svg:x="9.3913in" svg:y="0.4717in">
            <draw:object draw:notify-on-update-of-ranges="Sheet1.B2:Sheet1.B101 Sheet1.D1:Sheet1.D1 Sheet1.D2:Sheet1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Experiment One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3">
            <text:p>6.3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.4">
            <text:p>2.4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.7">
            <text:p>1.7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.8">
            <text:p>1.8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.1">
            <text:p>3.1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0.7">
            <text:p>0.7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.2">
            <text:p>3.2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.7">
            <text:p>0.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.6">
            <text:p>2.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3.8">
            <text:p>13.8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4.6">
            <text:p>4.6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.3">
            <text:p>7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2.4">
            <text:p>12.4</text:p>
          </table:table-cell>
          <table:table-cell office:value-type="float" office:value="1.54">
            <text:p>1.5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8.4">
            <text:p>18.4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.4">
            <text:p>2.4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7.8">
            <text:p>7.8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.7">
            <text:p>3.7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.5">
            <text:p>6.5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8.9">
            <text:p>28.9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7.2">
            <text:p>7.2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1.9">
            <text:p>11.9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1.4">
            <text:p>31.4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27.9">
            <text:p>27.9</text:p>
          </table:table-cell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.39">
            <text:p>3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28.7">
            <text:p>28.7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0.9">
            <text:p>0.9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.8">
            <text:p>3.8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4.2">
            <text:p>14.2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.1">
            <text:p>1.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3.2">
            <text:p>33.2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8.9">
            <text:p>8.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27.6">
            <text:p>27.6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.9">
            <text:p>3.9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7.4">
            <text:p>17.4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20.4">
            <text:p>20.4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2.1">
            <text:p>22.1</text:p>
          </table:table-cell>
          <table:table-cell office:value-type="float" office:value="4.97">
            <text:p>4.9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3.2">
            <text:p>3.2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29.9">
            <text:p>29.9</text:p>
          </table:table-cell>
          <table:table-cell office:value-type="float" office:value="7.52">
            <text:p>7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9.5">
            <text:p>29.5</text:p>
          </table:table-cell>
          <table:table-cell office:value-type="float" office:value="8.86">
            <text:p>8.8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9.1">
            <text:p>19.1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8.6">
            <text:p>18.6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2.7">
            <text:p>32.7</text:p>
          </table:table-cell>
          <table:table-cell office:value-type="float" office:value="9.82">
            <text:p>9.8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04.3">
            <text:p>104.3</text:p>
          </table:table-cell>
          <table:table-cell office:value-type="float" office:value="19.72">
            <text:p>19.7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9.4">
            <text:p>19.4</text:p>
          </table:table-cell>
          <table:table-cell office:value-type="float" office:value="7.51">
            <text:p>7.5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8.6">
            <text:p>58.6</text:p>
          </table:table-cell>
          <table:table-cell office:value-type="float" office:value="15.74">
            <text:p>15.7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8.94">
            <text:p>8.9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4.8">
            <text:p>34.8</text:p>
          </table:table-cell>
          <table:table-cell office:value-type="float" office:value="13.11">
            <text:p>13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27.2">
            <text:p>27.2</text:p>
          </table:table-cell>
          <table:table-cell office:value-type="float" office:value="11.19">
            <text:p>11.1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7.5">
            <text:p>27.5</text:p>
          </table:table-cell>
          <table:table-cell office:value-type="float" office:value="8.55">
            <text:p>8.5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48.1">
            <text:p>48.1</text:p>
          </table:table-cell>
          <table:table-cell office:value-type="float" office:value="23.23">
            <text:p>23.2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6.2">
            <text:p>66.2</text:p>
          </table:table-cell>
          <table:table-cell office:value-type="float" office:value="22.65">
            <text:p>22.6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4.4">
            <text:p>64.4</text:p>
          </table:table-cell>
          <table:table-cell office:value-type="float" office:value="24.64">
            <text:p>24.64</text:p>
          </table:table-cell>
          <table:table-cell office:value-type="float" office:value="2.2">
            <text:p>2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5.1">
            <text:p>65.1</text:p>
          </table:table-cell>
          <table:table-cell office:value-type="float" office:value="29.39">
            <text:p>29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22.61">
            <text:p>22.6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25.2">
            <text:p>125.2</text:p>
          </table:table-cell>
          <table:table-cell office:value-type="float" office:value="36.81">
            <text:p>36.81</text:p>
          </table:table-cell>
          <table:table-cell office:value-type="float" office:value="5.5">
            <text:p>5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8.6">
            <text:p>68.6</text:p>
          </table:table-cell>
          <table:table-cell office:value-type="float" office:value="32.91">
            <text:p>32.9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4.7">
            <text:p>104.7</text:p>
          </table:table-cell>
          <table:table-cell office:value-type="float" office:value="38.62">
            <text:p>38.62</text:p>
          </table:table-cell>
          <table:table-cell office:value-type="float" office:value="7.1">
            <text:p>7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72.4">
            <text:p>72.4</text:p>
          </table:table-cell>
          <table:table-cell office:value-type="float" office:value="30.92">
            <text:p>30.92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8.8">
            <text:p>68.8</text:p>
          </table:table-cell>
          <table:table-cell office:value-type="float" office:value="31.99">
            <text:p>31.9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.5">
            <text:p>89.5</text:p>
          </table:table-cell>
          <table:table-cell office:value-type="float" office:value="23.41">
            <text:p>23.4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1.8">
            <text:p>41.8</text:p>
          </table:table-cell>
          <table:table-cell office:value-type="float" office:value="13.84">
            <text:p>13.8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73.3">
            <text:p>73.3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4.4">
            <text:p>34.4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31.75">
            <text:p>31.7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01:28:00</dc:date>
    <dc:creator>Lettier </dc:creator>
    <meta:document-statistic meta:table-count="1" meta:cell-count="707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635cm" svg:height="26.231cm" xlink:href=".." xlink:type="simple" chart:class="chart:line" chart:style-name="ch1">
        <chart:title svg:x="20.044cm" svg:y="0.957cm" chart:style-name="ch2">
          <text:p>SimPL</text:p>
        </chart:title>
        <chart:subtitle svg:x="16.426cm" svg:y="2.926cm" chart:style-name="ch3">
          <text:p>Average fitness over 100 generations.</text:p>
        </chart:subtitle>
        <chart:legend svg:x="39.452cm" svg:y="13.434cm" style:legend-expansion="custom" chartooo:width="5.539cm" chartooo:height="0.943cm" style:legend-expansion-aspect-ratio="5.87380699893955" chart:style-name="ch4"/>
        <chart:plot-area chart:style-name="ch5" table:cell-range-address="Sheet1.B2:Sheet1.B101 Sheet1.D1:Sheet1.D101" chart:data-source-has-labels="both" svg:x="2.453cm" svg:y="4.521cm" svg:width="36.569cm" svg:height="19.695cm">
          <chartooo:coordinate-region svg:x="3.445cm" svg:y="4.72cm" svg:width="35.39cm" svg:height="18.451cm"/>
          <chart:axis chart:dimension="x" chart:name="primary-x" chart:style-name="ch6" chartooo:axis-type="auto">
            <chartooo:date-scale/>
            <chart:title svg:x="19.207cm" svg:y="24.7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451cm" svg:y="16.52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0.02">
                <text:p>0.02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9.39">
                <text:p>29.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.81">
                <text:p>36.8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1.75">
                <text:p>3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635cm" svg:height="26.231cm" xlink:href=".." xlink:type="simple" chart:class="chart:line" chart:style-name="ch1">
        <chart:title svg:x="20.044cm" svg:y="0.957cm" chart:style-name="ch2">
          <text:p>SimPL</text:p>
        </chart:title>
        <chart:subtitle svg:x="16.427cm" svg:y="2.926cm" chart:style-name="ch3">
          <text:p>Average fitness over 100 generations.</text:p>
        </chart:subtitle>
        <chart:legend svg:x="39.452cm" svg:y="13.434cm" style:legend-expansion="custom" chartooo:width="5.539cm" chartooo:height="0.943cm" style:legend-expansion-aspect-ratio="5.87380699893955" chart:style-name="ch4"/>
        <chart:plot-area chart:style-name="ch5" table:cell-range-address="Sheet1.B2:Sheet1.B101 Sheet1.D1:Sheet1.D101" chart:data-source-has-labels="both" svg:x="2.453cm" svg:y="4.521cm" svg:width="36.569cm" svg:height="19.695cm">
          <chartooo:coordinate-region svg:x="3.445cm" svg:y="4.72cm" svg:width="35.39cm" svg:height="18.451cm"/>
          <chart:axis chart:dimension="x" chart:name="primary-x" chart:style-name="ch6" chartooo:axis-type="auto">
            <chartooo:date-scale/>
            <chart:title svg:x="19.207cm" svg:y="24.7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451cm" svg:y="16.52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0.02">
                <text:p>0.02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9.39">
                <text:p>29.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.81">
                <text:p>36.8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1.75">
                <text:p>31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